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 fo:margin-left="35.45pt" fo:text-indent="0.00p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 fo:margin-left="35.45pt" fo:text-indent="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21.30pt" fo:text-indent="-21.30pt"/>
    </style:style>
    <style:style style:name="P7" style:family="paragraph">
      <style:paragraph-properties fo:line-height="100.00%" fo:text-align="left" fo:margin-left="36.00pt" fo:text-indent="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justify" fo:margin-left="21.30pt" fo:text-indent="-21.30pt"/>
    </style:style>
    <style:style style:name="P9" style:family="paragraph">
      <style:paragraph-properties fo:line-height="100.00%" fo:text-align="justify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justify" fo:margin-left="21.30pt" fo:text-indent="-21.30pt"/>
    </style:style>
    <style:style style:name="P11" style:family="paragraph">
      <style:paragraph-properties fo:line-height="100.00%" fo:text-align="justify" fo:margin-left="21.30pt" fo:text-indent="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justify" fo:margin-left="21.30pt" fo:text-indent="-21.30pt"/>
    </style:style>
    <style:style style:name="P13" style:family="paragraph">
      <style:paragraph-properties fo:line-height="100.00%" fo:text-align="justify" fo:margin-left="21.30pt" fo:text-indent="0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justify" fo:margin-left="21.30pt" fo:text-indent="-21.30pt"/>
    </style:style>
    <style:style style:name="P15" style:family="paragraph">
      <style:paragraph-properties fo:line-height="100.00%" fo:text-align="justify" fo:margin-left="63.85pt" fo:text-indent="-21.25pt"/>
    </style:style>
    <style:style style:name="P16" style:family="paragraph">
      <style:paragraph-properties fo:line-height="100.00%" fo:text-align="justify" fo:margin-left="21.30pt" fo:text-indent="0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justify" fo:margin-left="21.30pt" fo:text-indent="-21.30pt"/>
    </style:style>
    <style:style style:name="P18" style:family="paragraph">
      <style:paragraph-properties fo:line-height="100.00%" fo:text-align="left" fo:margin-left="36.00pt" fo:text-indent="0.0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justify" fo:margin-left="21.30pt" fo:text-indent="-21.30pt"/>
    </style:style>
    <style:style style:name="P20" style:family="paragraph">
      <style:paragraph-properties fo:line-height="100.00%" fo:text-align="justify" fo:margin-left="21.30pt" fo:text-indent="0.00p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justify" fo:margin-left="21.30pt" fo:text-indent="-21.30pt"/>
    </style:style>
    <style:style style:name="P22" style:family="paragraph">
      <style:paragraph-properties fo:line-height="100.00%" fo:text-align="justify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justify" fo:margin-left="21.30pt" fo:text-indent="-21.30pt"/>
    </style:style>
    <style:style style:name="P24" style:family="paragraph">
      <style:paragraph-properties fo:line-height="100.00%" fo:text-align="justify" fo:margin-left="21.30pt" fo:text-indent="0.00p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justify" fo:margin-left="21.30pt" fo:text-indent="-21.30pt"/>
    </style:style>
    <style:style style:name="P26" style:family="paragraph">
      <style:paragraph-properties fo:line-height="100.00%" fo:text-align="left" fo:margin-left="36.00pt" fo:text-indent="0.0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justify" fo:margin-left="21.30pt" fo:text-indent="-21.30pt"/>
    </style:style>
    <style:style style:name="P28" style:family="paragraph">
      <style:paragraph-properties fo:line-height="100.00%" fo:text-align="left" fo:margin-left="36.00pt" fo:text-indent="0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justify" fo:margin-left="21.30pt" fo:text-indent="-21.30pt"/>
    </style:style>
    <style:style style:name="P30" style:family="paragraph">
      <style:paragraph-properties fo:line-height="100.00%" fo:text-align="left" fo:margin-left="36.00pt" fo:text-indent="0.00p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justify" fo:margin-left="21.30pt" fo:text-indent="-21.30pt"/>
    </style:style>
    <style:style style:name="P32" style:family="paragraph">
      <style:paragraph-properties fo:line-height="100.00%" fo:text-align="left" fo:margin-left="36.00pt" fo:text-indent="0.00pt"/>
    </style:style>
    <text:list-style style:name="L3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justify" fo:margin-left="21.30pt" fo:text-indent="-21.30pt"/>
    </style:style>
    <style:style style:name="P34" style:family="paragraph">
      <style:paragraph-properties fo:line-height="100.00%" fo:text-align="left" fo:margin-left="36.00pt" fo:text-indent="0.00pt"/>
    </style:style>
    <text:list-style style:name="L3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justify" fo:margin-left="21.30pt" fo:text-indent="-21.30pt"/>
    </style:style>
    <style:style style:name="P36" style:family="paragraph">
      <style:paragraph-properties fo:line-height="100.00%" fo:text-align="justify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justify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224.90pt"/>
          <style:tab-stop style:position="16442.85pt"/>
        </style:tab-stops>
      </style:paragraph-properties>
    </style:style>
    <style:style style:name="P40" style:family="paragraph">
      <style:paragraph-properties fo:line-height="100.00%" fo:text-align="justify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224.90pt"/>
          <style:tab-stop style:position="16442.85pt"/>
        </style:tab-stops>
      </style:paragraph-properties>
    </style:style>
    <style:style style:name="P43" style:family="paragraph">
      <style:paragraph-properties fo:line-height="100.00%" fo:text-align="justify"/>
    </style:style>
    <style:style style:name="TableColumn0100" style:family="table-column">
      <style:table-column-properties style:column-width="3.198611in"/>
    </style:style>
    <style:style style:name="TableColumn0101" style:family="table-column">
      <style:table-column-properties style:column-width="3.198611in"/>
    </style:style>
    <style:style style:name="Table01" style:family="table">
      <style:table-properties style:width="6.397222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75000in" fo:padding-right="0.075000in" fo:vertical-align="top" fo:background-color="#ffffff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SMLOUVA O DÍLO</text:span></text:p>
      <text:p text:style-name="P1"><text:span text:style-name="T2"/></text:p>
      <text:p text:style-name="P1"><text:span text:style-name="T3">Toto je smlouva o dílo uzav</text:span><text:span text:style-name="T4">řen</text:span><text:span text:style-name="T5">á mezi smluvními stranami:</text:span></text:p>
      <text:p text:style-name="P2"><text:span text:style-name="T6"/></text:p>
      <text:p text:style-name="P2"><text:span text:style-name="T7">Česk</text:span><text:span text:style-name="T8">á pirátská strana</text:span></text:p>
      <text:p text:style-name="P2"><text:span text:style-name="T9">se sídlem<text:s/></text:span><text:span text:style-name="T10">Řehořova 943/19, Praha 3</text:span></text:p>
      <text:p text:style-name="P2"><text:span text:style-name="T11">I</text:span><text:span text:style-name="T12">ČO: 71339698</text:span></text:p>
      <text:p text:style-name="P2"><text:span text:style-name="T13">(dále jen<text:s/></text:span><text:span text:style-name="T14">„</text:span><text:span text:style-name="T15">objednatel</text:span><text:span text:style-name="T16">“)</text:span></text:p>
      <text:p text:style-name="P2"><text:span text:style-name="T17"/></text:p>
      <text:p text:style-name="P2"><text:span text:style-name="T18">a</text:span></text:p>
      <text:p text:style-name="P2"><text:span text:style-name="T19"/></text:p>
      <text:p text:style-name="P2"><text:span text:style-name="T20">Daniel Galuszka</text:span></text:p>
      <text:p text:style-name="P2"><text:span text:style-name="T20">se sídlem: Masarykova 733, Bohumín, 73581</text:span></text:p>
      <text:p text:style-name="P2"><text:span text:style-name="T20">I</text:span><text:span text:style-name="T21">ČO/narozen: 06636551/5. 1. 1995</text:span></text:p>
      <text:p text:style-name="P2"><text:span text:style-name="T22">(dále jen<text:s/></text:span><text:span text:style-name="T23">„</text:span><text:span text:style-name="T24">zhotovitel</text:span><text:span text:style-name="T25">“)</text:span></text:p>
      <text:p text:style-name="P3"><text:span text:style-name="T26"/></text:p>
      <text:p text:style-name="P3"><text:span text:style-name="T26"/></text:p>
      <text:p text:style-name="P4"><text:span text:style-name="T27">Smluvní ujednání</text:span><text:span text:style-name="T28">:</text:span></text:p>
      <text:p text:style-name="P5"><text:span text:style-name="T29"/></text:p>
      <text:list text:style-name="L6">
        <text:list-item>
          <text:p text:style-name="P6"><text:span text:style-name="T30">Zhotovitel pro objednatele ud</text:span><text:span text:style-name="T31">ěl</text:span><text:span text:style-name="T32">á toto:<text:s/></text:span><text:span text:style-name="T33">pomoc s v</text:span><text:span text:style-name="T34">ý</text:span><text:span text:style-name="T35">b</text:span><text:span text:style-name="T36">ěrov</text:span><text:span text:style-name="T37">ý</text:span><text:span text:style-name="T38">m<text:s/></text:span><text:span text:style-name="T39">ř</text:span><text:span text:style-name="T40">í</text:span><text:span text:style-name="T41">zen</text:span><text:span text:style-name="T42">í</text:span><text:span text:style-name="T43">m a asistentsk</text:span><text:span text:style-name="T44">é</text:span><text:span text:style-name="T45"><text:s/>pr</text:span><text:span text:style-name="T46">á</text:span><text:span text:style-name="T47">ce</text:span><text:span text:style-name="T48">(dále jen<text:s/></text:span><text:span text:style-name="T49">„</text:span><text:span text:style-name="T50">d</text:span><text:span text:style-name="T51">ílo</text:span><text:span text:style-name="T52">“).</text:span></text:p>
        </text:list-item>
      </text:list>
      <text:p text:style-name="P7"><text:span text:style-name="T53"/></text:p>
      <text:list text:style-name="L8">
        <text:list-item>
          <text:p text:style-name="P8"><text:span text:style-name="T54">Zhotovitel dílo dokon</text:span><text:span text:style-name="T55">č</text:span><text:span text:style-name="T56">í v tomto<text:s/></text:span><text:span text:style-name="T57">čase: 9. 4. 2018 a před</text:span><text:span text:style-name="T58">á ho této osob</text:span><text:span text:style-name="T59">ě/těmto osob</text:span><text:span text:style-name="T60">ám/tomuto orgánu objednatele: Jana Rohová, vedoucí PO.</text:span></text:p>
        </text:list-item>
      </text:list>
      <text:p text:style-name="P9"><text:span text:style-name="T61"/></text:p>
      <text:list text:style-name="L10">
        <text:list-item>
          <text:p text:style-name="P10"><text:span text:style-name="T62">Dílo se pova</text:span><text:span text:style-name="T63">žuje za ř</text:span><text:span text:style-name="T64">ádn</text:span><text:span text:style-name="T65">ě dokončen</text:span><text:span text:style-name="T66">é, pokud odpovídá této smlouv</text:span><text:span text:style-name="T67">ě a jej</text:span><text:span text:style-name="T68">ímu ú</text:span><text:span text:style-name="T69">čelu.</text:span></text:p>
        </text:list-item>
      </text:list>
      <text:p text:style-name="P11"><text:span text:style-name="T70"/></text:p>
      <text:list text:style-name="L12">
        <text:list-item>
          <text:p text:style-name="P12"><text:span text:style-name="T71">Objednatel<text:s/></text:span><text:span text:style-name="T72">ř</text:span><text:span text:style-name="T73">ádn</text:span><text:span text:style-name="T74">ě a včas dokončen</text:span><text:span text:style-name="T75">é dílo od zhotovitele p</text:span><text:span text:style-name="T76">řevezme a v dohodnut</text:span><text:span text:style-name="T77">é lh</text:span><text:span text:style-name="T78">ůtě mu za něj zaplat</text:span><text:span text:style-name="T79">í cenu ve vý</text:span><text:span text:style-name="T80">ši 2000 Kč (d</text:span><text:span text:style-name="T81">ále jen<text:s/></text:span><text:span text:style-name="T82">„</text:span><text:span text:style-name="T83">cena d</text:span><text:span text:style-name="T84">íla</text:span><text:span text:style-name="T85">“) na bankovní ú</text:span><text:span text:style-name="T86">čet č</text:span><text:span text:style-name="T87">íslo: 263297790/0300. Cena díla je zhotovitelem zaru</text:span><text:span text:style-name="T88">čena co do z</text:span><text:span text:style-name="T89">ávaznosti a úplnosti a nelze ji zvý</text:span><text:span text:style-name="T90">šit jinak, než dohodou stran. Cena d</text:span><text:span text:style-name="T91">íla zahrnuje ve</text:span><text:span text:style-name="T92">šker</text:span><text:span text:style-name="T93">é náklady a výdaje, které zhotoviteli v souvislosti s pln</text:span><text:span text:style-name="T94">ěn</text:span><text:span text:style-name="T95">ím smlouvy vzniknou.</text:span></text:p>
        </text:list-item>
      </text:list>
      <text:p text:style-name="P13"><text:span text:style-name="T96"/></text:p>
      <text:list text:style-name="L14">
        <text:list-item>
          <text:p text:style-name="P14"><text:span text:style-name="T97">Nebude-li dílo v</text:span><text:span text:style-name="T98">čas a ř</text:span><text:span text:style-name="T99">ádn</text:span><text:span text:style-name="T100">ě dokončeno, m</text:span><text:span text:style-name="T101">á objednatel z této smlouvy následující práva:</text:span></text:p>
        </text:list-item>
        <text:list-item>
          <text:p text:style-name="P15"><text:span text:style-name="T102">právo poskytnout zhotoviteli dodate</text:span><text:span text:style-name="T103">čnou lhůtu k dokončen</text:span><text:span text:style-name="T104">í díla, p</text:span><text:span text:style-name="T105">řičemž je objednatel z</text:span><text:span text:style-name="T106">árove</text:span><text:span text:style-name="T107">ň opr</text:span><text:span text:style-name="T108">ávn</text:span><text:span text:style-name="T109">ěn sn</text:span><text:span text:style-name="T110">í</text:span><text:span text:style-name="T111">žit cenu d</text:span><text:span text:style-name="T112">íla o 0 K</text:span><text:span text:style-name="T113">č za každ</text:span><text:span text:style-name="T114">ý zapo</text:span><text:span text:style-name="T115">čat</text:span><text:span text:style-name="T116">ý den prodlení oproti p</text:span><text:span text:style-name="T117">ůvodně smluven</text:span><text:span text:style-name="T118">ému<text:s/></text:span><text:span text:style-name="T119">času dokončen</text:span><text:span text:style-name="T120">í (</text:span><text:span text:style-name="T121">čl. 2 smlouvy);</text:span></text:p>
        </text:list-item>
        <text:list-item>
          <text:p text:style-name="P15"><text:span text:style-name="T122">právo od smlouvy odstoupit;</text:span></text:p>
        </text:list-item>
        <text:list-item>
          <text:p text:style-name="P15"><text:span text:style-name="T122">právo po</text:span><text:span text:style-name="T123">žadovat od zhotovitele zaplacen</text:span><text:span text:style-name="T124">í smluvní pokuty ve vý</text:span><text:span text:style-name="T125">ši 0 Kč;</text:span></text:p>
        </text:list-item>
        <text:list-item>
          <text:p text:style-name="P15"><text:span text:style-name="T126">právo na náhradu majetkové a nemajetkové újmy.</text:span></text:p>
        </text:list-item>
      </text:list>
      <text:p text:style-name="P16"><text:span text:style-name="T126">Objednatel m</text:span><text:span text:style-name="T127">ůže využ</text:span><text:span text:style-name="T128">ít i více z uvedených práv sou</text:span><text:span text:style-name="T129">časně, pokud to jejich povaha nevylučuje.</text:span></text:p>
      <text:p text:style-name="P16"><text:span text:style-name="T130"/></text:p>
      <text:list text:style-name="L17">
        <text:list-item>
          <text:p text:style-name="P17"><text:span text:style-name="T131">Zhotovitel prohla</text:span><text:span text:style-name="T132">šuje, že m</text:span><text:span text:style-name="T133">á ve</text:span><text:span text:style-name="T134">šker</text:span><text:span text:style-name="T135">é znalosti a schopnosti pot</text:span><text:span text:style-name="T136">řebn</text:span><text:span text:style-name="T137">é pro<text:s/></text:span><text:span text:style-name="T138">ř</text:span><text:span text:style-name="T139">ádné a v</text:span><text:span text:style-name="T140">časn</text:span><text:span text:style-name="T141">é provedení díla, a zavazuje se,<text:s/></text:span><text:span text:style-name="T142">že d</text:span><text:span text:style-name="T143">ílo provede s pot</text:span><text:span text:style-name="T144">řebnou (odbornou) p</text:span><text:span text:style-name="T145">é</text:span><text:span text:style-name="T146">č</text:span><text:span text:style-name="T147">í.</text:span></text:p>
        </text:list-item>
      </text:list>
      <text:p text:style-name="P18"><text:span text:style-name="T148"/></text:p>
      <text:list text:style-name="L19">
        <text:list-item>
          <text:p text:style-name="P19"><text:span text:style-name="T149">Zhotovitel sám obstará v</text:span><text:span text:style-name="T150">še, co je k proveden</text:span><text:span text:style-name="T151">í díla t</text:span><text:span text:style-name="T152">řeba, pokud se s objednatelem nedohodne jinak.</text:span></text:p>
        </text:list-item>
      </text:list>
      <text:p text:style-name="P20"><text:span text:style-name="T153"/></text:p>
      <text:list text:style-name="L21">
        <text:list-item>
          <text:p text:style-name="P21"><text:span text:style-name="T154">Zhotovitel bude dílo provád</text:span><text:span text:style-name="T155">ět samostatně, bude však přitom v</text:span><text:span text:style-name="T156">ázán pokyny objednatele. Bude-li zhotovitel pova</text:span><text:span text:style-name="T157">žovat vydan</text:span><text:span text:style-name="T158">é pokyny za nevhodné pro<text:s/></text:span><text:span text:style-name="T159">ř</text:span><text:span text:style-name="T160">ádné a v</text:span><text:span text:style-name="T161">časn</text:span><text:span text:style-name="T162">é provedení díla, objednatele na to v</text:span><text:span text:style-name="T163">čas upozorn</text:span><text:span text:style-name="T164">í.</text:span></text:p>
        </text:list-item>
      </text:list>
      <text:p text:style-name="P22"><text:span text:style-name="T165"/></text:p>
      <text:list text:style-name="L23">
        <text:list-item>
          <text:p text:style-name="P23"><text:span text:style-name="T166">Objednatel m</text:span><text:span text:style-name="T167">ůže kontrolovat prov</text:span><text:span text:style-name="T168">ád</text:span><text:span text:style-name="T169">ěn</text:span><text:span text:style-name="T170">í díla. Jestli</text:span><text:span text:style-name="T171">že někter</text:span><text:span text:style-name="T172">á ze stran zjistí v provád</text:span><text:span text:style-name="T173">ěn</text:span><text:span text:style-name="T174">í díla nedostatky, zhotovitel je neprodlen</text:span><text:span text:style-name="T175">ě odstran</text:span><text:span text:style-name="T176">í, jinak m</text:span><text:span text:style-name="T177">ůže objednatel od smlouvy odstoupit.</text:span></text:p>
        </text:list-item>
      </text:list>
      <text:p text:style-name="P24"><text:span text:style-name="T178"/></text:p>
      <text:list text:style-name="L25">
        <text:list-item>
          <text:p text:style-name="P25"><text:span text:style-name="T179">Objeví-li se na díle kdykoliv po p</text:span><text:span text:style-name="T180">řed</text:span><text:span text:style-name="T181">ání vady, m</text:span><text:span text:style-name="T182">ůže objednatel vždy požadovat přiměřenou slevu z ceny d</text:span><text:span text:style-name="T183">íla. Práva objednatele vyplývající ze zákona tím nejsou dot</text:span><text:span text:style-name="T184">čena.</text:span></text:p>
        </text:list-item>
      </text:list>
      <text:p text:style-name="P26"><text:span text:style-name="T185"/></text:p>
      <text:list text:style-name="L27">
        <text:list-item>
          <text:p text:style-name="P27"><text:span text:style-name="T186">Objednatel m</text:span><text:span text:style-name="T187">ůže od smlouvy před zač</text:span><text:span text:style-name="T188">átkem jejího pln</text:span><text:span text:style-name="T189">ěn</text:span><text:span text:style-name="T190">í odstoupit i bez udání d</text:span><text:span text:style-name="T191">ůvodu.</text:span></text:p>
        </text:list-item>
      </text:list>
      <text:p text:style-name="P28"><text:span text:style-name="T192"/></text:p>
      <text:list text:style-name="L29">
        <text:list-item>
          <text:p text:style-name="P29"><text:span text:style-name="T193">Zhotovitel na sebe bere nebezpe</text:span><text:span text:style-name="T194">č</text:span><text:span text:style-name="T195">í zm</text:span><text:span text:style-name="T196">ěny okolnost</text:span><text:span text:style-name="T197">í, v</text:span><text:span text:style-name="T198">četně zcela mimoř</text:span><text:span text:style-name="T199">ádných a nep</text:span><text:span text:style-name="T200">ředv</text:span><text:span text:style-name="T201">ídatelných skute</text:span><text:span text:style-name="T202">čnost</text:span><text:span text:style-name="T203">í.</text:span></text:p>
        </text:list-item>
      </text:list>
      <text:p text:style-name="P30"><text:span text:style-name="T204"/></text:p>
      <text:list text:style-name="L31">
        <text:list-item>
          <text:p text:style-name="P31"><text:span text:style-name="T205">Zhotovitel ani<text:s/></text:span><text:span text:style-name="T206">č</text:span><text:span text:style-name="T207">áste</text:span><text:span text:style-name="T208">čně nepostoup</text:span><text:span text:style-name="T209">í<text:s/></text:span><text:span text:style-name="T210">ž</text:span><text:span text:style-name="T211">ádnou pohledávku související s touto smlouvou na nikoho jiného.</text:span></text:p>
        </text:list-item>
      </text:list>
      <text:p text:style-name="P32"><text:span text:style-name="T212"/></text:p>
      <text:list text:style-name="L33">
        <text:list-item>
          <text:p text:style-name="P33"><text:span text:style-name="T213">P</text:span><text:span text:style-name="T214">ř</text:span><text:span text:style-name="T215">ípadné spory týkající se této smlouvy budou primárn</text:span><text:span text:style-name="T216">ě řešeny sm</text:span><text:span text:style-name="T217">írnou, mimosoudní cestou.</text:span></text:p>
        </text:list-item>
      </text:list>
      <text:p text:style-name="P34"><text:span text:style-name="T218"/></text:p>
      <text:list text:style-name="L35">
        <text:list-item>
          <text:p text:style-name="P35"><text:span text:style-name="T219">Tato smlouva je sepsána ve dvou vyhotoveních, z nich</text:span><text:span text:style-name="T220">ž každ</text:span><text:span text:style-name="T221">á strana obdr</text:span><text:span text:style-name="T222">ž</text:span><text:span text:style-name="T223">í po jednom. Ob</text:span><text:span text:style-name="T224">ě strany souhlas</text:span><text:span text:style-name="T225">í s tím,<text:s/></text:span><text:span text:style-name="T226">že tato smlouva bude v pln</text:span><text:span text:style-name="T227">ém rozsahu zve</text:span><text:span text:style-name="T228">řejněna.</text:span></text:p>
        </text:list-item>
      </text:list>
      <text:p text:style-name="P36"><text:span text:style-name="T229"/></text:p>
      <text:p text:style-name="P37"><text:span text:style-name="T230">V Praze dne 9. 4. 2018</text:span></text:p>
      <text:p text:style-name="P38"><text:span text:style-name="T231"/></text:p>
      <text:p text:style-name="P38"><text:span text:style-name="T23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0"><text:span text:style-name="T232">Objednatel:</text:span></text:p>
            <text:p text:style-name="P40"><text:span text:style-name="T233"/></text:p>
            <text:p text:style-name="P40"><text:span text:style-name="T233"/></text:p>
            <text:p text:style-name="P40"><text:span text:style-name="T233"/></text:p>
            <text:p text:style-name="P40"><text:span text:style-name="T234">________________________________</text:span></text:p>
            <text:p text:style-name="P40"><text:span text:style-name="T235">Česk</text:span><text:span text:style-name="T236">á pirátská strana</text:span></text:p>
            <text:p text:style-name="P40"><text:span text:style-name="T237">zastoupena Janou Rohovou,</text:span></text:p>
            <text:p text:style-name="P40"><text:span text:style-name="T237">vedoucí personálního odboru</text:span><text:span text:style-name="T238"/></text:p>
          </table:table-cell>
          <table:table-cell table:style-name="TableCell010001">
            <text:p text:style-name="P40"><text:span text:style-name="T239">Zhotovitel:</text:span></text:p>
            <text:p text:style-name="P40"><text:span text:style-name="T240"/></text:p>
            <text:p text:style-name="P40"><text:span text:style-name="T240"/></text:p>
            <text:p text:style-name="P40"><text:span text:style-name="T240"/></text:p>
            <text:p text:style-name="P40"><text:span text:style-name="T241">________________________________</text:span></text:p>
            <text:p text:style-name="P41"><text:span text:style-name="T241">Daniel Galuszka</text:span><text:span text:style-name="T242"/></text:p>
          </table:table-cell>
        </table:table-row>
      </table:table>
      <text:p text:style-name="P43"><text:span text:style-name="T2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